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NSimSun" svg:font-family="NSimSun" style:font-family-generic="modern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Subtitle" style:master-page-name="Standar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/>
    <style:font-face style:name="NSimSun" svg:font-family="NSimSun" style:font-family-generic="modern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SimSun" style:font-family-asian="SimSun" style:font-pitch-asian="variable" style:font-size-asian="12pt" style:language-asian="zh" style:country-asian="CN" style:font-name-complex="Tahoma" style:font-family-complex="Tahoma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>
      <style:paragraph-properties fo:margin-left="0in" fo:margin-right="0in" fo:text-indent="0in" style:auto-text-indent="false"/>
    </style:style>
    <style:style style:name="Heading_5f_20_5f_2_5f_unnumbered" style:display-name="Heading_20_2_unnumbered" style:family="paragraph" style:parent-style-name="Heading_20_2" style:default-outline-level="" style:list-style-name="">
      <style:paragraph-properties fo:margin-left="0in" fo:margin-right="0in" fo:text-indent="0in" style:auto-text-indent="false"/>
    </style:style>
    <style:style style:name="Heading_5f_20_5f_3_5f_unnumbered" style:display-name="Heading_20_3_unnumbered" style:family="paragraph" style:parent-style-name="Heading_20_3" style:default-outline-level="" style:list-style-name="">
      <style:paragraph-properties fo:margin-left="0in" fo:margin-right="0in" fo:text-indent="0in" style:auto-text-indent="false"/>
    </style:style>
    <style:style style:name="Heading_5f_20_5f_4_5f_unnumbered" style:display-name="Heading_20_4_unnumbered" style:family="paragraph" style:parent-style-name="Heading_20_4" style:default-outline-level="" style:list-style-name="">
      <style:paragraph-properties fo:margin-left="0in" fo:margin-right="0in" fo:text-indent="0in" style:auto-text-indent="false"/>
    </style:style>
    <style:style style:name="Heading_5f_20_5f_5_5f_unnumbered" style:display-name="Heading_20_5_unnumbered" style:family="paragraph" style:parent-style-name="Heading_20_5" style:default-outline-level="" style:list-style-name="">
      <style:paragraph-properties fo:margin-left="0in" fo:margin-right="0in" fo:text-indent="0in" style:auto-text-indent="false"/>
    </style:style>
    <style:style style:name="Heading_5f_20_5f_6_5f_unnumbered" style:display-name="Heading_20_6_unnumbered" style:family="paragraph" style:parent-style-name="Heading_20_6" style:default-outline-level="" style:list-style-name="">
      <style:paragraph-properties fo:margin-left="0in" fo:margin-right="0in" fo:text-indent="0in" style:auto-text-indent="false"/>
    </style:style>
    <style:style style:name="Heading_5f_20_5f_7_5f_unnumbered" style:display-name="Heading_20_7_unnumbered" style:family="paragraph" style:parent-style-name="Heading_20_7" style:default-outline-level="" style:list-style-name="">
      <style:paragraph-properties fo:margin-left="0in" fo:margin-right="0in" fo:text-indent="0in" style:auto-text-indent="false"/>
    </style:style>
    <style:style style:name="Heading_5f_20_5f_8_5f_unnumbered" style:display-name="Heading_20_8_unnumbered" style:family="paragraph" style:parent-style-name="Heading_20_8" style:default-outline-level="" style:list-style-name="">
      <style:paragraph-properties fo:margin-left="0in" fo:margin-right="0in" fo:text-indent="0in" style:auto-text-indent="false"/>
    </style:style>
    <style:style style:name="Heading_5f_20_5f_9_5f_unnumbered" style:display-name="Heading_20_9_unnumbered" style:family="paragraph" style:parent-style-name="Heading_20_9" style:default-outline-level="" style:list-style-name="">
      <style:paragraph-properties fo:margin-left="0in" fo:margin-right="0in" fo:text-indent="0in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5f_20_5f_10_5f_unnumbered" style:display-name="Heading_20_10_unnumbered" style:family="paragraph" style:parent-style-name="Heading_20_10" style:list-style-name="">
      <style:paragraph-properties fo:margin-left="0in" fo:margin-right="0in" fo:text-indent="0in" style:auto-text-indent="false"/>
    </style:style>
    <style:style style:name="Heading_20_1.title" style:display-name="Heading 1.title" style:family="paragraph" style:parent-style-name="Heading_20_1" style:default-outline-level="" style:list-style-name="">
      <style:paragraph-properties fo:margin-left="0in" fo:margin-right="0in" fo:text-align="center" style:justify-single-word="false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 style:font-size-asian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1.9689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.3937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OrgVerse" style:family="paragraph" style:parent-style-name="Preformatted_20_Text">
      <style:paragraph-properties fo:padding="0in" fo:border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padding="0.0138in" fo:border="0.11pt solid #000000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letter-kerning="true" style:font-name-asian="SimSun" style:font-family-asian="SimSun" style:font-pitch-asian="variable" style:font-size-asian="12pt" style:language-asian="zh" style:country-asian="CN" style:font-name-complex="Tahoma" style:font-family-complex="Tahoma" style:font-pitch-complex="variable" style:font-size-complex="12pt" style:language-complex="hi" style:country-complex="IN" fo:hyphenate="false" fo:hyphenation-remain-char-count="2" fo:hyphenation-push-char-count="2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 style:font-weight-asian="bold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>
      <style:paragraph-properties fo:margin-left="0in" fo:margin-right="0in" fo:text-indent="0in" style:auto-text-indent="false" fo:keep-with-next="alway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0827in" loext:contextual-spacing="false" fo:padding="0in" fo:border-left="none" fo:border-right="none" fo:border-top="none" fo:border-bottom="0.11pt solid #000000" text:number-lines="false" text:line-number="0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 style:font-style-asian="normal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name-asian="NSimSun" style:font-family-asian="NSimSun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name-asian="NSimSun" style:font-family-asian="NSimSun" style:font-family-generic-asian="modern" style:font-name-complex="Courier New" style:font-family-complex="'Courier New'" style:font-family-generic-complex="modern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name-asian="NSimSun" style:font-family-asian="NSimSun" style:font-family-generic-asian="modern" style:font-name-complex="Courier New" style:font-family-complex="'Courier New'" style:font-family-generic-complex="modern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 style:font-weight-asian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 style:font-weight-asian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Armstrong</meta:initial-creator>
    <meta:creation-date>2015-09-18T14:24:25</meta:creation-date>
    <dc:date>2015-09-18T14:32:38.453713224</dc:date>
    <meta:editing-duration>PT2M19S</meta:editing-duration>
    <meta:editing-cycles>3</meta:editing-cycles>
    <meta:generator>LibreOffice/5.0.1.2.0$Linux_X86_64 LibreOffice_project/00m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